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" manifest:full-path="Basic/Standard/PropTes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CommandButton1" form:control-implementation="ooo:com.sun.star.form.component.CommandButton" form:id="control1" form:label="Press to start property set test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document:Standard.PropTest.PropertySetTes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6.536cm" svg:height="1.218cm" svg:x="4.669cm" svg:y="3.868cm" draw:control="control1"/>The example button triggers a macro which creates the “PropTest” example service and displays the supported interfaces and properties.</text:p>
      <text:p text:style-name="Standard">You can take a closer look to the Basic macro by editing the macro: Select Tools -&gt; Macros -&gt; Organize Macros -&gt; StarOffice Basic, navigate into the document section of “PropertySet.odt”, select the <text:s/>Standard -&gt; “PropTest” module, select the “PropetySetTest” macro and press the edit butt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table-properties table:border-model="separating"/>
      <style:table-row-properties fo:keep-together="always"/>
      <style:paragraph-properties fo:keep-together="always" fo:hyphenation-ladder-count="no-limit" style:text-autospace="ideograph-alpha" style:punctuation-wrap="hanging" style:line-break="strict" style:tab-stop-distance="2.205cm" style:writing-mode="lr-tb"/>
      <style:text-properties fo:color="#000000" fo:font-size="12pt" fo:language="en" fo:country="US" style:font-size-asian="12pt" style:language-asian="none" style:country-asian="none" style:font-size-complex="12pt" style:language-complex="none" style:country-complex="none" fo:hyphenate="false" fo:hyphenation-remain-char-count="2" fo:hyphenation-push-char-count="2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6$Build-8852$CWS-sdksample</meta:generator>
    <meta:initial-creator>Jürgen Schmidt</meta:initial-creator>
    <meta:creation-date>2002-12-20T13:53:55</meta:creation-date>
    <dc:date>2005-01-12T11:03:31</dc:date>
    <dc:language>en-US</dc:language>
    <meta:editing-cycles>7</meta:editing-cycles>
    <meta:editing-duration>PT23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61" meta:character-count="426"/>
  </office:meta>
</office:document-meta>
</file>

<file path=Basic/Standard/PropTest.xml><?xml version="1.0" encoding="utf-8"?>
<!DOCTYPE module  PUBLIC '-//OpenOffice.org//DTD OfficeDocument 1.0//EN'  'module.dtd'>
<script:module xmlns:script="http://openoffice.org/2000/script" script:name="PropTest" script:language="StarBasic">REM  *****  BASIC  *****

Sub PropertySetTest
	dim propTest as object
	propTest = createUnoservice("PropTest")
	msgbox propTest.dbg_supportedinterfaces
	msgbox propTest.dbg_properties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rop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